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805099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ddb3b1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fb7d8c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fb8a31" style:font-size-asian="14pt" style:font-size-complex="14pt"/>
    </style:style>
    <style:style style:name="T1" style:family="text">
      <style:text-properties officeooo:rsid="001bd754"/>
    </style:style>
    <style:style style:name="T2" style:family="text">
      <style:text-properties officeooo:rsid="005f4bd4"/>
    </style:style>
    <style:style style:name="T3" style:family="text">
      <style:text-properties officeooo:rsid="00623d05"/>
    </style:style>
    <style:style style:name="T4" style:family="text">
      <style:text-properties officeooo:rsid="006543a9"/>
    </style:style>
    <style:style style:name="T5" style:family="text">
      <style:text-properties officeooo:rsid="0069ef3d"/>
    </style:style>
    <style:style style:name="T6" style:family="text">
      <style:text-properties officeooo:rsid="0076e73e"/>
    </style:style>
    <style:style style:name="T7" style:family="text">
      <style:text-properties officeooo:rsid="00835488"/>
    </style:style>
    <style:style style:name="T8" style:family="text">
      <style:text-properties officeooo:rsid="00a521cb"/>
    </style:style>
    <style:style style:name="T9" style:family="text">
      <style:text-properties officeooo:rsid="00a534da"/>
    </style:style>
    <style:style style:name="T10" style:family="text">
      <style:text-properties officeooo:rsid="00a61c9e"/>
    </style:style>
    <style:style style:name="T11" style:family="text">
      <style:text-properties officeooo:rsid="00a7b4aa"/>
    </style:style>
    <style:style style:name="T12" style:family="text">
      <style:text-properties officeooo:rsid="00a96209"/>
    </style:style>
    <style:style style:name="T13" style:family="text">
      <style:text-properties officeooo:rsid="00ac6157"/>
    </style:style>
    <style:style style:name="T14" style:family="text">
      <style:text-properties officeooo:rsid="00ae6ba3"/>
    </style:style>
    <style:style style:name="T15" style:family="text">
      <style:text-properties officeooo:rsid="00b2032b"/>
    </style:style>
    <style:style style:name="T16" style:family="text">
      <style:text-properties officeooo:rsid="00b894cc"/>
    </style:style>
    <style:style style:name="T17" style:family="text">
      <style:text-properties officeooo:rsid="00bc17ee"/>
    </style:style>
    <style:style style:name="T18" style:family="text">
      <style:text-properties officeooo:rsid="00cd565a"/>
    </style:style>
    <style:style style:name="T19" style:family="text">
      <style:text-properties style:text-position="super 58%" officeooo:rsid="00cd565a"/>
    </style:style>
    <style:style style:name="T20" style:family="text">
      <style:text-properties style:text-position="super 58%" officeooo:rsid="00fb8a31"/>
    </style:style>
    <style:style style:name="T21" style:family="text">
      <style:text-properties style:text-position="0% 100%" officeooo:rsid="00cd565a"/>
    </style:style>
    <style:style style:name="T22" style:family="text">
      <style:text-properties officeooo:rsid="00e4d2c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ử lý đối với số thập phân:</text:p>
      <text:p text:style-name="P1">-Trước hết nhập 2 số đầu vào là $s<text:span text:style-name="T2">0</text:span>,$s<text:span text:style-name="T2">1</text:span>. Ta đi thực hiện việc lấy giá trị tuyệt đối của chúng (nếu số đó âm thì lấy 0 trừ đi số đó), và xét phần dấu của chúng lưu vào $t0,$t1 (bit <text:span text:style-name="T5">0:âm, bit 1: dương)</text:span>.</text:p>
      <text:p text:style-name="P1">-Thực hiện hàm DIV, đầu vào là 2 giá trị tuyệt đối vừa tìm được ở trên, vì giá trị tuyệt đối nên dĩ nhiên tối đa chỉ có <text:span text:style-name="T3">31 bits (vì đầu vào là số có dấu </text:span><text:span text:style-name="T4">32bits). Ở hàm DIV thực hiện thuật toán phép chia tuần tự tối ưu (được trình bày ở textbook). Kết quả trả về là phần thương $v0, dư $v1</text:span></text:p>
      <text:p text:style-name="P2">-Tiếp đó ta đi thực hiện nhãn Print_RESULT_DIV để thực hiện việc in đúng chuẩn đầu ra là phần nguyên và phần được in theo số nguyên có dấu<text:span text:style-name="T6">. Ta xét dấu của thương = (dấu của số bị chia ) xor (dấu của số chia), dấu của phần dư = (dấu phần thương) xor (dấu của số chia) (cách xét dấu tham khảo ở cuốn CS422-Computer-Architecture-ComputerOrganizationAndDesign5thEdition2014, ở cuốn này dấu phần dư có thể là số âm (thay vì ta dùng cơ sở lý thuyết của Euclid thì dấu phần dư luôn dương https://vi.wikipedia.org/wiki/Ph%C3%A9p_chia_c%C3%B3_d%C6%B0)) . Vì là phép chia nên phần trị tuyệt đối của phần thương và phần dư chỉ có tối đa </text:span><text:span text:style-name="T7">31 bits)</text:span></text:p>
      <text:p text:style-name="P2">-Tiếp theo ta thực hiện phép nhân là hàm Multiply, đầu vào là 2 thanh ghi là 2 số lấy trị tuyệt đối như đã nói ở trên đưa vào $a0,$a, đầu ra là là thanh ghi có giá trị là $v0=a,$v1=b, biểu diễn số z.</text:p>
      <text:p text:style-name="P3">Số có dạng <text:span text:style-name="T1">. </text:span><text:span text:style-name="T1"><draw:frame draw:style-name="fr1" draw:name="Object6" text:anchor-type="as-char" svg:y="-0.172in" svg:width="1.9354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<text:s text:c="2"/>(Phần này tham khảo thuật toán nhân tuần tự tối ưu trong textbook)</text:span></text:p>
      <text:p text:style-name="P3">-Sau đó ta thực hiện nhãn Print_RESULT_MUL để in kết quả phép nhân.</text:p>
      <text:p text:style-name="P4"><text:span text:style-name="T1">Thực tế ta chỉ thực hiện được phép nhân tối đa với 2 số trị tuyệt đối </text:span><text:span text:style-name="T8">31 bit là </text:span></text:p>
      <text:p text:style-name="P5"><text:span text:style-name="T8"><draw:frame draw:style-name="fr1" draw:name="Object7" text:anchor-type="as-char" svg:y="-0.172in" svg:width="3.2319in" svg:height="0.2193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s/></text:span><text:span text:style-name="T11"><text:s/>đúng theo chuẩn của số z nêu ở trên, ta nhận xét rằng, a= </text:span><text:span text:style-name="T12">2</text:span><text:span text:style-name="T20">30</text:span><text:span text:style-name="T12">-1 thì chỉ có tối đa </text:span><text:span text:style-name="T13">30 bits khi biểu diễn số dương. Cho nên thực tế số a sẽ có tối đa </text:span><text:span text:style-name="T14">30 bits và số b có tối đa 32 bits. Để có thể áp dụng phép chia ở trên trong lúc tính toán ta cần đưa mỗi số về dạng số nguyên không dấu </text:span><text:span text:style-name="T15">31 bits tức là (a,b)=(30 bits;32 bits)=(31 bits, 31 bits). Phần này dễ dàng thực hiện bằng các phép dịch bits.</text:span></text:p>
      <text:p text:style-name="P1">Khi đó <draw:frame draw:style-name="fr1" draw:name="Object3" text:anchor-type="as-char" svg:y="-0.172in" svg:width="0.8839in" svg:height="0.2075in" draw:z-index="2"><draw:object xlink:href="./Object 3" xlink:type="simple" xlink:show="embed" xlink:actuate="onLoad"/><draw:image xlink:href="./ObjectReplacements/Object 3" xlink:type="simple" xlink:show="embed" xlink:actuate="onLoad"/></draw:frame>(a,b&lt;=<text:span text:style-name="T18">2</text:span><text:span text:style-name="T19">31</text:span><text:span text:style-name="T21">-1)</text:span></text:p>
      <text:p text:style-name="P1">Sau khi chuyển đổi xong ta chưng minh được phép lặp sau.</text:p>
      <text:p text:style-name="P1">DO_Multiply:</text:p>
      <text:p text:style-name="P1"><text:tab/> </text:p>
      <text:p text:style-name="P1"><text:tab/>Ta áp dụng phép chia phân tích được: a=<text:span text:style-name="T16">10x+y;b=10u+v (với x,y,u,v&gt;=0; <text:tab/>y,v&lt;</text:span><text:span text:style-name="T17">10)</text:span></text:p>
      <text:p text:style-name="P1"><text:tab/>Ta tính <draw:frame draw:style-name="fr1" draw:name="Object1" text:anchor-type="as-char" svg:y="-0.2799in" svg:width="3.472in" svg:height="0.42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Ta thấy về lý thuyết <draw:frame draw:style-name="fr1" draw:name="Object2" text:anchor-type="as-char" svg:y="-0.2681in" svg:width="2.389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tab/>Điều này chứng tỏ phần nguyên của <draw:frame draw:style-name="fr1" draw:name="Object4" text:anchor-type="as-char" svg:y="-0.2681in" svg:width="0.911in" svg:height="0.4165in" draw:z-index="3"><draw:object xlink:href="./Object 4" xlink:type="simple" xlink:show="embed" xlink:actuate="onLoad"/><draw:image xlink:href="./ObjectReplacements/Object 4" xlink:type="simple" xlink:show="embed" xlink:actuate="onLoad"/></draw:frame>trở thành phần 31 bits thấp </text:p>
      <text:p text:style-name="P1"><text:tab/>trong phép lặp. Còn phần dư sẽ là các ký số của kết quả nhân này, ta lưa vào <text:tab/>mảng $s7. Đặt <draw:frame draw:style-name="fr1" draw:name="Object5" text:anchor-type="as-char" svg:y="-0.2681in" svg:width="1.5484in" svg:height="0.4165in" draw:z-index="4"><draw:object xlink:href="./Object 5" xlink:type="simple" xlink:show="embed" xlink:actuate="onLoad"/><draw:image xlink:href="./ObjectReplacements/Object 5" xlink:type="simple" xlink:show="embed" xlink:actuate="onLoad"/></draw:frame>, Ta tiếp tục biểu diễn số z như vậy và <text:tab/></text:p>
      <text:p text:style-name="P1"><text:tab/>tiếp tục vòng lặp. Điều kiện dừng khi a=<text:span text:style-name="T22">0 and b=0.</text:span></text:p>
      <text:p text:style-name="P1"><text:soft-page-break/>Dấu của phép nhân thì ta dễ thấy là bằng (dấu của số bị nhân) xor (dấu của số nhân). Và ta in mảng $s7 theo thứ tự ngược lại thì ta được kết quả phép nhân.</text:p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23:50:47.204757046</meta:creation-date>
    <dc:date>2020-12-13T21:09:09.215421204</dc:date>
    <meta:editing-duration>PT1H32M35S</meta:editing-duration>
    <meta:editing-cycles>210</meta:editing-cycles>
    <meta:generator>LibreOffice/6.4.6.2$Linux_X86_64 LibreOffice_project/40$Build-2</meta:generator>
    <meta:document-statistic meta:table-count="0" meta:image-count="0" meta:object-count="7" meta:page-count="2" meta:paragraph-count="21" meta:word-count="554" meta:character-count="2575" meta:non-whitespace-character-count="2019"/>
  </office:meta>
</office:document-meta>
</file>

<file path=Object 1/content.xml><?xml version="1.0" encoding="utf-8"?>
<math xmlns="http://www.w3.org/1998/Math/MathML" display="block">
  <semantics>
    <mrow>
      <mi>z</mi>
      <mrow>
        <mi>'</mi>
        <mo stretchy="false">=</mo>
        <mfrac>
          <mrow>
            <mrow>
              <mrow>
                <mo fence="true" stretchy="false">(</mo>
                <mrow>
                  <mrow>
                    <mn>10</mn>
                    <mrow>
                      <mi>x</mi>
                      <mo stretchy="false">+</mo>
                      <mi>y</mi>
                    </mrow>
                  </mrow>
                </mrow>
                <mo fence="true" stretchy="false">)</mo>
              </mrow>
              <mo stretchy="false">∗</mo>
              <msup>
                <mn>2</mn>
                <mn>31</mn>
              </msup>
            </mrow>
            <mo stretchy="false">+</mo>
            <mrow>
              <mo fence="true" stretchy="false">(</mo>
              <mrow>
                <mrow>
                  <mn>10</mn>
                  <mrow>
                    <mi>u</mi>
                    <mo stretchy="false">+</mo>
                    <mi>v</mi>
                  </mrow>
                </mrow>
              </mrow>
              <mo fence="true" stretchy="false">)</mo>
            </mrow>
          </mrow>
          <mn>10</mn>
        </mfrac>
        <mo stretchy="false">=</mo>
        <mrow>
          <mrow>
            <mi>x</mi>
            <mo stretchy="false">∗</mo>
            <msup>
              <mn>2</mn>
              <mn>31</mn>
            </msup>
          </mrow>
          <mo stretchy="false">+</mo>
          <mi>u</mi>
          <mo stretchy="false">+</mo>
          <mfrac>
            <mrow>
              <mrow>
                <mi>y</mi>
                <mo stretchy="false">∗</mo>
                <msup>
                  <mn>2</mn>
                  <mn>31</mn>
                </msup>
              </mrow>
              <mo stretchy="false">+</mo>
              <mi>v</mi>
            </mrow>
            <mn>10</mn>
          </mfrac>
        </mrow>
      </mrow>
    </mrow>
    <annotation encoding="StarMath 5.0">z'= {(10x+y)*2^31+(10u+v)} over {10} =x*2^31+u+ {y*2^31+v} over {10} </annotation>
  </semantics>
</math>
</file>

<file path=Object 2/content.xml><?xml version="1.0" encoding="utf-8"?>
<math xmlns="http://www.w3.org/1998/Math/MathML" display="block">
  <semantics>
    <mrow>
      <mrow>
        <mfrac>
          <mrow>
            <mrow>
              <mi>y</mi>
              <mo stretchy="false">∗</mo>
              <msup>
                <mn>2</mn>
                <mn>31</mn>
              </msup>
            </mrow>
            <mo stretchy="false">+</mo>
            <mi>v</mi>
          </mrow>
          <mn>10</mn>
        </mfrac>
        <mo stretchy="false">+</mo>
        <mi>u</mi>
      </mrow>
      <mo stretchy="false">≤</mo>
      <mrow>
        <mfrac>
          <mrow>
            <mrow>
              <mn>9</mn>
              <mo stretchy="false">∗</mo>
              <msup>
                <mn>2</mn>
                <mn>31</mn>
              </msup>
            </mrow>
            <mo stretchy="false">+</mo>
            <mn>9</mn>
          </mrow>
          <mn>10</mn>
        </mfrac>
        <mo stretchy="false">+</mo>
        <mn>9</mn>
      </mrow>
      <mo stretchy="false">&lt;</mo>
      <mrow>
        <msup>
          <mn>2</mn>
          <mn>31</mn>
        </msup>
        <mo stretchy="false">−</mo>
        <mn>1</mn>
      </mrow>
    </mrow>
    <annotation encoding="StarMath 5.0">{y*2^31+v} over {10} +u&lt;= {9*2^31+9} over {10} +9 &lt;2^31-1  </annotation>
  </semantics>
</math>
</file>

<file path=Object 3/content.xml><?xml version="1.0" encoding="utf-8"?>
<math xmlns="http://www.w3.org/1998/Math/MathML" display="block">
  <semantics>
    <mrow>
      <mi>z</mi>
      <mo stretchy="false">=</mo>
      <mrow>
        <mrow>
          <mi>a</mi>
          <mo stretchy="false">∗</mo>
          <msup>
            <mn>2</mn>
            <mn>31</mn>
          </msup>
        </mrow>
        <mo stretchy="false">+</mo>
        <mi>b</mi>
      </mrow>
    </mrow>
    <annotation encoding="StarMath 5.0">z=a*2^31+b</annotation>
  </semantics>
</math>
</file>

<file path=Object 4/content.xml><?xml version="1.0" encoding="utf-8"?>
<math xmlns="http://www.w3.org/1998/Math/MathML" display="block">
  <semantics>
    <mrow>
      <mi>u</mi>
      <mo stretchy="false">+</mo>
      <mfrac>
        <mrow>
          <mrow>
            <mi>y</mi>
            <mo stretchy="false">∗</mo>
            <msup>
              <mn>2</mn>
              <mn>31</mn>
            </msup>
          </mrow>
          <mo stretchy="false">+</mo>
          <mi>v</mi>
        </mrow>
        <mn>10</mn>
      </mfrac>
    </mrow>
    <annotation encoding="StarMath 5.0">u+ {y*2^31+v} over {10} 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i>x</mi>
      </mrow>
      <mi>;</mi>
      <mrow>
        <mi>b</mi>
        <mo stretchy="false">=</mo>
        <mrow>
          <mi>u</mi>
          <mo stretchy="false">+</mo>
          <mfrac>
            <mrow>
              <mrow>
                <mi>y</mi>
                <mo stretchy="false">∗</mo>
                <msup>
                  <mn>2</mn>
                  <mn>31</mn>
                </msup>
              </mrow>
              <mo stretchy="false">+</mo>
              <mi>v</mi>
            </mrow>
            <mn>10</mn>
          </mfrac>
        </mrow>
      </mrow>
    </mrow>
    <annotation encoding="StarMath 5.0">a=x;b=u+ {y*2^31+v} over {10} </annotation>
  </semantics>
</math>
</file>

<file path=Object 6/content.xml><?xml version="1.0" encoding="utf-8"?>
<math xmlns="http://www.w3.org/1998/Math/MathML" display="block">
  <semantics>
    <mrow>
      <mrow>
        <mi>z</mi>
        <mo stretchy="false">=</mo>
        <mrow>
          <mrow>
            <mi>a</mi>
            <mo stretchy="false">∗</mo>
            <msup>
              <mn>2</mn>
              <mn>32</mn>
            </msup>
          </mrow>
          <mo stretchy="false">+</mo>
          <mi>b</mi>
        </mrow>
      </mrow>
      <mi mathvariant="italic">với</mi>
      <mi>a</mi>
      <mi>,</mi>
      <mrow>
        <mi>b</mi>
        <mo stretchy="false">≤</mo>
        <mrow>
          <msup>
            <mn>2</mn>
            <mn>32</mn>
          </msup>
          <mo stretchy="false">−</mo>
          <mn>1</mn>
        </mrow>
      </mrow>
    </mrow>
    <annotation encoding="StarMath 5.0">z=a*2^32+b với a,b&lt;=2^32-1</annotation>
  </semantics>
</math>
</file>

<file path=Object 7/content.xml><?xml version="1.0" encoding="utf-8"?>
<math xmlns="http://www.w3.org/1998/Math/MathML" display="block">
  <semantics>
    <mrow>
      <mrow>
        <mrow>
          <mo fence="true" stretchy="false">(</mo>
          <mrow>
            <mrow>
              <msup>
                <mn>2</mn>
                <mn>31</mn>
              </msup>
              <mo stretchy="false">−</mo>
              <mn>1</mn>
            </mrow>
          </mrow>
          <mo fence="true" stretchy="false">)</mo>
        </mrow>
        <mo stretchy="false">∗</mo>
        <mrow>
          <mo fence="true" stretchy="false">(</mo>
          <mrow>
            <mrow>
              <msup>
                <mn>2</mn>
                <mn>31</mn>
              </msup>
              <mo stretchy="false">−</mo>
              <mn>1</mn>
            </mrow>
          </mrow>
          <mo fence="true" stretchy="false">)</mo>
        </mrow>
      </mrow>
      <mo stretchy="false">=</mo>
      <mrow>
        <msup>
          <mn>2</mn>
          <mn>62</mn>
        </msup>
        <mo stretchy="false">−</mo>
        <msup>
          <mn>2</mn>
          <mn>32</mn>
        </msup>
        <mo stretchy="false">+</mo>
        <mn>1</mn>
      </mrow>
      <mo stretchy="false">=</mo>
      <mrow>
        <mrow>
          <mrow>
            <mo fence="true" stretchy="false">(</mo>
            <mrow>
              <mrow>
                <msup>
                  <mn>2</mn>
                  <mn>30</mn>
                </msup>
                <mo stretchy="false">−</mo>
                <mn>1</mn>
              </mrow>
            </mrow>
            <mo fence="true" stretchy="false">)</mo>
          </mrow>
          <mo stretchy="false">∗</mo>
          <msup>
            <mn>2</mn>
            <mn>32</mn>
          </msup>
        </mrow>
        <mo stretchy="false">+</mo>
        <mn>1</mn>
      </mrow>
    </mrow>
    <annotation encoding="StarMath 5.0">(2^31-1)*(2^31-1)=2^62-2^32+1=(2^30-1)*2^32+1</annotation>
  </semantics>
</math>
</file>